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ffff" draw:fill-color="#adc8e3" draw:textarea-horizontal-align="justify" draw:textarea-vertical-align="middle" draw:auto-grow-height="false" fo:min-height="14.936cm" fo:min-width="17.28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5.608cm" fo:min-width="10.458cm"/>
    </style:style>
    <style:style style:name="gr3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0.668cm" fo:min-width="3.212cm"/>
      <style:paragraph-properties style:writing-mode="lr-tb"/>
    </style:style>
    <style:style style:name="gr4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0.669cm" fo:min-width="3.212cm"/>
      <style:paragraph-properties style:writing-mode="lr-tb"/>
    </style:style>
    <style:style style:name="gr5" style:family="graphic" style:parent-style-name="standard">
      <style:graphic-properties draw:stroke="solid" svg:stroke-color="#000000" draw:fill-color="#bababa" draw:textarea-horizontal-align="justify" draw:textarea-vertical-align="middle" draw:auto-grow-height="false" fo:min-height="0.67cm" fo:min-width="3.212cm"/>
      <style:paragraph-properties style:writing-mode="lr-tb"/>
    </style:style>
    <style:style style:name="gr6" style:family="graphic" style:parent-style-name="standard">
      <style:graphic-properties draw:stroke="solid" svg:stroke-color="#000000" draw:fill-color="#d0d0d0" draw:textarea-horizontal-align="justify" draw:textarea-vertical-align="middle" draw:auto-grow-height="false" fo:min-height="0.669cm" fo:min-width="3.012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5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2cm" fo:min-width="0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06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2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objectwithoutfill">
      <style:graphic-properties svg:stroke-color="#191919" draw:marker-end="Arrow" draw:marker-end-width="0.3cm" draw:fill="solid" draw:textarea-vertical-align="middle"/>
    </style:style>
    <style:style style:name="gr15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718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-color="#e8e8e8" draw:textarea-horizontal-align="justify" draw:textarea-vertical-align="middle" draw:auto-grow-height="false" fo:min-height="0.668cm" fo:min-width="3.204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dash" draw:stroke-dash="Long_20_Dash"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objectwithoutfill">
      <style:graphic-properties svg:stroke-color="#939393" draw:marker-end="Arrow" draw:marker-end-width="0.3cm" draw:fill="solid" draw:textarea-vertical-align="middle"/>
    </style:style>
    <style:style style:name="gr22" style:family="graphic" style:parent-style-name="objectwithoutfill">
      <style:graphic-properties draw:stroke="solid" svg:stroke-color="#7f7f7f" draw:marker-end="Arrow" draw:marker-end-width="0.3cm" draw:fill="solid" draw:textarea-vertical-align="middle"/>
    </style:style>
    <style:style style:name="gr23" style:family="graphic" style:parent-style-name="objectwithoutfill">
      <style:graphic-properties svg:stroke-color="#7f7f7f" draw:marker-end="Arrow" draw:marker-end-width="0.3cm" draw:fill="solid" draw:textarea-vertical-align="middle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667cm" fo:min-width="0cm"/>
    </style:style>
    <style:style style:name="gr25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adc8e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bababa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d0d0d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2" style:family="paragraph">
      <loext:graphic-properties draw:fill-color="#e8e8e8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78cm" svg:height="15.186cm" svg:x="5.08cm" svg:y="0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958cm" svg:height="5.858cm" svg:x="16.22cm" svg:y="8.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016cm" svg:x="0.716cm" svg:y="3.256cm">
          <text:p text:style-name="P3"><text:span text:style-name="T1">script</text:span></text:p>
          <text:p text:style-name="P3"><text:span text:style-name="T1">:ParameterStu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017cm" svg:x="5.671cm" svg:y="3.316cm">
          <text:p text:style-name="P3"><text:span text:style-name="T1">cmd</text:span></text:p>
          <text:p text:style-name="P3"><text:span text:style-name="T1">: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018cm" svg:x="9.972cm" svg:y="3.316cm">
          <text:p text:style-name="P3"><text:span text:style-name="T1">env</text:span></text:p>
          <text:p text:style-name="P3"><text:span text:style-name="T1">:Environment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018cm" svg:x="14.273cm" svg:y="3.317cm">
          <text:p text:style-name="P3"><text:span text:style-name="T1">request</text:span></text:p>
          <text:p text:style-name="P3"><text:span text:style-name="T1">: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018cm" svg:x="18.674cm" svg:y="3.318cm">
          <text:p text:style-name="P3"><text:span text:style-name="T1">deepcopy</text:span></text:p>
          <text:p text:style-name="P3"><text:span text:style-name="T1">: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018cm" svg:x="22.975cm" svg:y="9.019cm">
          <text:p text:style-name="P3"><text:span text:style-name="T1">process</text:span></text:p>
          <text:p text:style-name="P3"><text:span text:style-name="T1">:Sub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61cm" svg:height="1.017cm" svg:x="5.788cm" svg:y="1.016cm">
          <text:p text:style-name="P3"><text:span text:style-name="T1">seedmanager</text:span></text:p>
          <text:p text:style-name="P3"><text:span text:style-name="T1">:Seed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7.62cm" svg:y1="4.326cm" svg:x2="7.62cm" svg:y2="15.24cm">
          <text:p/>
        </draw:line>
        <draw:line draw:style-name="gr7" draw:text-style-name="P6" draw:layer="layout" svg:x1="11.82cm" svg:y1="4.326cm" svg:x2="11.82cm" svg:y2="15.146cm">
          <text:p/>
        </draw:line>
        <draw:line draw:style-name="gr7" draw:text-style-name="P6" draw:layer="layout" svg:x1="16.22cm" svg:y1="4.326cm" svg:x2="16.22cm" svg:y2="15.248cm">
          <text:p/>
        </draw:line>
        <draw:line draw:style-name="gr7" draw:text-style-name="P6" draw:layer="layout" svg:x1="20.62cm" svg:y1="4.326cm" svg:x2="20.62cm" svg:y2="15.248cm">
          <text:p/>
        </draw:line>
        <draw:line draw:style-name="gr7" draw:text-style-name="P6" draw:layer="layout" svg:x1="25.02cm" svg:y1="10.037cm" svg:x2="25.02cm" svg:y2="11.336cm">
          <text:p/>
        </draw:line>
        <draw:custom-shape draw:style-name="gr8" draw:text-style-name="P7" draw:layer="layout" svg:width="0.254cm" svg:height="0.625cm" svg:x="7.52cm" svg:y="5.0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254cm" svg:height="0.732cm" svg:x="11.72cm" svg:y="6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254cm" svg:height="0.762cm" svg:x="16.12cm" svg:y="7.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254cm" svg:height="0.762cm" svg:x="20.52cm" svg:y="9.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308cm" svg:height="3.256cm" svg:x="20.52cm" svg:y="10.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308cm" svg:height="0.712cm" svg:x="24.892cm" svg:y="11.4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308cm" svg:height="0.712cm" svg:x="24.892cm" svg:y="12.91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128cm" svg:height="0.962cm" svg:x="18.034cm" svg:y="0cm">
          <draw:text-box>
            <text:p>SUQ-Controller</text:p>
          </draw:text-box>
        </draw:frame>
        <draw:line draw:style-name="gr14" draw:text-style-name="P6" draw:layer="layout" svg:x1="2.794cm" svg:y1="5.08cm" svg:x2="7.52cm" svg:y2="5.08cm">
          <text:p/>
        </draw:line>
        <draw:line draw:style-name="gr14" draw:text-style-name="P6" draw:layer="layout" svg:x1="2.794cm" svg:y1="6.196cm" svg:x2="11.72cm" svg:y2="6.196cm">
          <text:p/>
        </draw:line>
        <draw:line draw:style-name="gr14" draw:text-style-name="P6" draw:layer="layout" svg:x1="2.794cm" svg:y1="7.42cm" svg:x2="16.12cm" svg:y2="7.42cm">
          <text:p/>
        </draw:line>
        <draw:line draw:style-name="gr14" draw:text-style-name="P6" draw:layer="layout" svg:x1="2.794cm" svg:y1="8.82cm" svg:x2="16.12cm" svg:y2="8.82cm">
          <text:p/>
        </draw:line>
        <draw:line draw:style-name="gr14" draw:text-style-name="P6" draw:layer="layout" svg:x1="16.202cm" svg:y1="10.676cm" svg:x2="20.52cm" svg:y2="10.676cm">
          <text:p/>
        </draw:line>
        <draw:line draw:style-name="gr14" draw:text-style-name="P6" draw:layer="layout" svg:x1="25.2cm" svg:y1="11.676cm" svg:x2="26.67cm" svg:y2="11.676cm">
          <text:p/>
        </draw:line>
        <draw:line draw:style-name="gr15" draw:text-style-name="P6" draw:layer="layout" svg:x1="25.654cm" svg:y1="12.184cm" svg:x2="24.384cm" svg:y2="12.184cm">
          <text:p/>
        </draw:line>
        <draw:line draw:style-name="gr15" draw:text-style-name="P6" draw:layer="layout" svg:x1="25.654cm" svg:y1="12.884cm" svg:x2="24.384cm" svg:y2="12.884cm">
          <text:p/>
        </draw:line>
        <draw:custom-shape draw:style-name="gr16" draw:text-style-name="P7" draw:layer="layout" svg:width="0.254cm" svg:height="10.968cm" svg:x="2.54cm" svg:y="4.27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81cm" svg:height="0.645cm" svg:x="5.126cm" svg:y="4.472cm">
          <draw:text-box>
            <text:p text:style-name="P9"><text:span text:style-name="T2">&lt;&lt;create&gt;&gt;</text:span></text:p>
          </draw:text-box>
        </draw:frame>
        <draw:frame draw:style-name="gr13" draw:text-style-name="P10" draw:layer="layout" svg:width="3.81cm" svg:height="0.645cm" svg:x="8.89cm" svg:y="5.688cm">
          <draw:text-box>
            <text:p text:style-name="P9"><text:span text:style-name="T2">&lt;&lt;create&gt;&gt;</text:span></text:p>
          </draw:text-box>
        </draw:frame>
        <draw:frame draw:style-name="gr13" draw:text-style-name="P10" draw:layer="layout" svg:width="3.81cm" svg:height="0.645cm" svg:x="12.954cm" svg:y="6.875cm">
          <draw:text-box>
            <text:p text:style-name="P9"><text:span text:style-name="T2">&lt;&lt;create&gt;&gt;</text:span></text:p>
          </draw:text-box>
        </draw:frame>
        <draw:frame draw:style-name="gr13" draw:text-style-name="P10" draw:layer="layout" svg:width="3.81cm" svg:height="0.645cm" svg:x="17.118cm" svg:y="8.636cm">
          <draw:text-box>
            <text:p text:style-name="P9"><text:span text:style-name="T2">&lt;&lt;copy cmd&gt;&gt;</text:span></text:p>
          </draw:text-box>
        </draw:frame>
        <draw:frame draw:style-name="gr13" draw:text-style-name="P10" draw:layer="layout" svg:width="3.81cm" svg:height="0.645cm" svg:x="17.118cm" svg:y="10.037cm">
          <draw:text-box>
            <text:p text:style-name="P9"><text:span text:style-name="T2">&lt;&lt;run&gt;&gt;</text:span></text:p>
          </draw:text-box>
        </draw:frame>
        <draw:frame draw:style-name="gr17" draw:text-style-name="P10" draw:layer="layout" svg:width="5.334cm" svg:height="1.039cm" svg:x="21.844cm" svg:y="10.714cm">
          <draw:text-box>
            <text:p text:style-name="P9"><text:span text:style-name="T2">&lt;&lt;main&gt;&gt;</text:span></text:p>
          </draw:text-box>
        </draw:frame>
        <draw:custom-shape draw:style-name="gr18" draw:text-style-name="P12" draw:layer="layout" svg:width="3.802cm" svg:height="1.016cm" svg:x="0.724cm" svg:y="1.038cm">
          <text:p text:style-name="P11"><text:span text:style-name="T1">samples</text:span></text:p>
          <text:p text:style-name="P11"><text:span text:style-name="T1">: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6" draw:layer="layout" svg:x1="2.64cm" svg:y1="2.054cm" svg:x2="2.64cm" svg:y2="3.256cm">
          <text:p/>
        </draw:line>
        <draw:line draw:style-name="gr20" draw:text-style-name="P2" draw:layer="layout" svg:x1="4.526cm" svg:y1="1.578cm" svg:x2="5.842cm" svg:y2="1.578cm">
          <text:p/>
        </draw:line>
        <draw:line draw:style-name="gr21" draw:text-style-name="P6" draw:layer="layout" svg:x1="7.62cm" svg:y1="5.642cm" svg:x2="2.794cm" svg:y2="5.642cm">
          <text:p/>
        </draw:line>
        <draw:line draw:style-name="gr22" draw:text-style-name="P6" draw:layer="layout" svg:x1="11.72cm" svg:y1="6.896cm" svg:x2="2.794cm" svg:y2="6.896cm">
          <text:p/>
        </draw:line>
        <draw:line draw:style-name="gr23" draw:text-style-name="P6" draw:layer="layout" svg:x1="16.12cm" svg:y1="8.12cm" svg:x2="2.794cm" svg:y2="8.12cm">
          <text:p/>
        </draw:line>
        <draw:line draw:style-name="gr14" draw:text-style-name="P6" draw:layer="layout" svg:x1="16.202cm" svg:y1="9.376cm" svg:x2="20.52cm" svg:y2="9.376cm">
          <text:p/>
        </draw:line>
        <draw:frame draw:style-name="gr13" draw:text-style-name="P10" draw:layer="layout" svg:width="3.81cm" svg:height="0.645cm" svg:x="13.308cm" svg:y="8.299cm">
          <draw:text-box>
            <text:p text:style-name="P9"><text:span text:style-name="T2">&lt;&lt;run&gt;&gt;</text:span></text:p>
          </draw:text-box>
        </draw:frame>
        <draw:line draw:style-name="gr23" draw:text-style-name="P6" draw:layer="layout" svg:x1="20.52cm" svg:y1="10.076cm" svg:x2="16.356cm" svg:y2="10.076cm">
          <text:p/>
        </draw:line>
        <draw:line draw:style-name="gr23" draw:text-style-name="P6" draw:layer="layout" svg:x1="20.52cm" svg:y1="13.876cm" svg:x2="16.356cm" svg:y2="13.876cm">
          <text:p/>
        </draw:line>
        <draw:line draw:style-name="gr14" draw:text-style-name="P6" draw:layer="layout" svg:x1="20.828cm" svg:y1="11.418cm" svg:x2="25.02cm" svg:y2="11.418cm">
          <text:p/>
        </draw:line>
        <draw:line draw:style-name="gr23" draw:text-style-name="P6" draw:layer="layout" svg:x1="25.02cm" svg:y1="13.618cm" svg:x2="20.828cm" svg:y2="13.618cm">
          <text:p/>
        </draw:line>
        <draw:custom-shape draw:style-name="gr24" draw:text-style-name="P7" draw:layer="layout" svg:width="0.236cm" svg:height="5.917cm" svg:x="16.12cm" svg:y="8.599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6.12cm" svg:y1="14.52cm" svg:x2="2.794cm" svg:y2="14.52cm">
          <text:p/>
        </draw:lin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50:13.577777632</meta:creation-date>
    <dc:date>2023-09-21T16:32:53.450322458</dc:date>
    <meta:editing-duration>PT21M54S</meta:editing-duration>
    <meta:editing-cycles>8</meta:editing-cycles>
    <meta:generator>LibreOffice/6.4.7.2$Linux_X86_64 LibreOffice_project/40$Build-2</meta:generator>
    <meta:document-statistic meta:object-count="74"/>
  </office:meta>
</office:document-meta>
</file>